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20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6cm" fo:min-width="0.6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.6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49cm"/>
    </style:style>
    <style:style style:name="gr16" style:family="graphic" style:parent-style-name="standard">
      <style:graphic-properties draw:stroke="none" svg:stroke-color="#000000" draw:fill="none" draw:fill-color="#ffffff" fo:min-height="6.22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controls" svg:width="11.43cm" svg:height="6.65cm" svg:x="0.492cm" svg:y="0.496cm">
          <draw:text-box>
            <text:p>LED0: at clock_run</text:p>
            <text:p>LED1: at set_clock_hour</text:p>
            <text:p>LED2: at set_clock_min</text:p>
            <text:p>LED3: at set_alarm_hour</text:p>
            <text:p>LED4: at set_alarm_min</text:p>
            <text:p>LED5: not used</text:p>
            <text:p>LED6: buzzing</text:p>
            <text:p>LED7: will alarm</text:p>
            <text:p/>
          </draw:text-box>
        </draw:frame>
        <draw:custom-shape draw:style-name="gr2" draw:text-style-name="P1" xml:id="id1" draw:id="id1" draw:layer="controls" svg:width="4.572cm" svg:height="1.778cm" svg:x="2.982cm" svg:y="20.186cm">
          <text:p text:style-name="P1">set_clock_h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controls" svg:width="4.572cm" svg:height="1.778cm" svg:x="7.956cm" svg:y="15.636cm">
          <text:p text:style-name="P1">clock_ru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controls" svg:width="4.572cm" svg:height="1.778cm" svg:x="-0.636cm" svg:y="25.748cm">
          <text:p text:style-name="P1">set_clock_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controls" svg:width="4.572cm" svg:height="1.778cm" svg:x="12.93cm" svg:y="11.086cm">
          <draw:glue-point draw:id="4" svg:x="4.809cm" svg:y="-3.037cm"/>
          <draw:glue-point draw:id="5" svg:x="2.865cm" svg:y="-4.465cm"/>
          <draw:glue-point draw:id="6" svg:x="-2.968cm" svg:y="-5.005cm"/>
          <draw:glue-point draw:id="7" svg:x="-5.002cm" svg:y="-1.608cm"/>
          <text:p text:style-name="P1">set_alarm_h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controls" svg:width="4.572cm" svg:height="1.778cm" svg:x="16.548cm" svg:y="5.524cm">
          <draw:glue-point draw:id="4" svg:x="2.795cm" svg:y="-5cm"/>
          <draw:glue-point draw:id="5" svg:x="-4.982cm" svg:y="-5cm"/>
          <draw:glue-point draw:id="6" svg:x="5.002cm" svg:y="-5cm"/>
          <draw:glue-point draw:id="7" svg:x="-2.204cm" svg:y="-5cm"/>
          <text:p text:style-name="P2">set_alarm_m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controls" svg:x1="7.554cm" svg:y1="21.075cm" svg:x2="10.242cm" svg:y2="17.414cm" draw:start-shape="id1" draw:start-glue-point="1" draw:end-shape="id2" svg:d="M7554 21075h2688v-3661" svg:viewBox="0 0 2689 3662">
          <text:p/>
        </draw:connector>
        <draw:connector draw:style-name="gr3" draw:text-style-name="P1" draw:layer="controls" svg:x1="7.956cm" svg:y1="16.525cm" svg:x2="5.268cm" svg:y2="20.186cm" draw:start-shape="id2" draw:start-glue-point="3" draw:end-shape="id1" draw:end-glue-point="0" svg:d="M7956 16525h-2688v3661" svg:viewBox="0 0 2689 3662">
          <text:p/>
        </draw:connector>
        <draw:frame draw:style-name="gr4" draw:layer="controls" svg:width="1.205cm" svg:height="0.962cm" svg:x="7.923cm" svg:y="21.374cm">
          <draw:text-box>
            <text:p>b0</text:p>
          </draw:text-box>
        </draw:frame>
        <draw:frame draw:style-name="gr5" draw:layer="controls" svg:width="1.459cm" svg:height="0.962cm" svg:x="5.953cm" svg:y="15.478cm">
          <draw:text-box>
            <text:p>b0</text:p>
          </draw:text-box>
        </draw:frame>
        <draw:connector draw:style-name="gr3" draw:text-style-name="P1" draw:layer="controls" svg:x1="12.528cm" svg:y1="16.525cm" svg:x2="15.216cm" svg:y2="12.864cm" draw:start-shape="id2" draw:start-glue-point="1" draw:end-shape="id3" svg:d="M12528 16525h2688v-3661" svg:viewBox="0 0 2689 3662">
          <text:p/>
        </draw:connector>
        <draw:connector draw:style-name="gr3" draw:text-style-name="P1" draw:layer="controls" svg:x1="12.93cm" svg:y1="11.975cm" svg:x2="10.242cm" svg:y2="15.636cm" draw:start-shape="id3" draw:start-glue-point="3" draw:end-shape="id2" svg:d="M12930 11975h-2688v3661" svg:viewBox="0 0 2689 3662">
          <text:p/>
        </draw:connector>
        <draw:connector draw:style-name="gr3" draw:text-style-name="P1" draw:layer="controls" svg:x1="17.502cm" svg:y1="11.975cm" svg:x2="18.834cm" svg:y2="7.302cm" draw:start-shape="id3" draw:start-glue-point="1" draw:end-shape="id4" draw:end-glue-point="2" svg:d="M17502 11975h1332v-4673" svg:viewBox="0 0 1333 4674">
          <text:p/>
        </draw:connector>
        <draw:connector draw:style-name="gr3" draw:text-style-name="P1" draw:layer="controls" svg:x1="16.548cm" svg:y1="6.413cm" svg:x2="15.216cm" svg:y2="11.086cm" draw:start-shape="id4" draw:start-glue-point="3" draw:end-shape="id3" draw:end-glue-point="0" svg:d="M16548 6413h-1332v4673" svg:viewBox="0 0 1333 4674">
          <text:p/>
        </draw:connector>
        <draw:frame draw:style-name="gr6" draw:layer="controls" svg:width="1.205cm" svg:height="0.962cm" svg:x="5.118cm" svg:y="25.003cm">
          <draw:text-box>
            <text:p>b1</text:p>
          </draw:text-box>
        </draw:frame>
        <draw:frame draw:style-name="gr7" draw:layer="controls" svg:width="1.205cm" svg:height="0.962cm" svg:x="0.595cm" svg:y="22.111cm">
          <draw:text-box>
            <text:p>b1</text:p>
          </draw:text-box>
        </draw:frame>
        <draw:frame draw:style-name="gr8" draw:layer="controls" svg:width="1.961cm" svg:height="0.962cm" svg:x="12.811cm" svg:y="16.548cm">
          <draw:text-box>
            <text:p>b1</text:p>
          </draw:text-box>
        </draw:frame>
        <draw:frame draw:style-name="gr7" draw:layer="controls" svg:width="1.873cm" svg:height="0.962cm" svg:x="17.891cm" svg:y="12.176cm">
          <draw:text-box>
            <text:p>b1</text:p>
          </draw:text-box>
        </draw:frame>
        <draw:frame draw:style-name="gr9" draw:layer="controls" svg:width="1.205cm" svg:height="0.962cm" svg:x="14.162cm" svg:y="7.477cm">
          <draw:text-box>
            <text:p>b1</text:p>
          </draw:text-box>
        </draw:frame>
        <draw:frame draw:style-name="gr4" draw:layer="controls" svg:width="1.205cm" svg:height="0.962cm" svg:x="5.891cm" svg:y="26.835cm">
          <draw:text-box>
            <text:p>b0</text:p>
          </draw:text-box>
        </draw:frame>
        <draw:frame draw:style-name="gr10" draw:layer="controls" svg:width="1.459cm" svg:height="1.291cm" svg:x="11.414cm" svg:y="10.906cm">
          <draw:text-box>
            <text:p>b0</text:p>
          </draw:text-box>
        </draw:frame>
        <draw:connector draw:style-name="gr3" draw:text-style-name="P2" draw:layer="controls" svg:x1="3.936cm" svg:y1="26.637cm" svg:x2="5.268cm" svg:y2="21.964cm" draw:start-shape="id5" draw:start-glue-point="1" draw:end-shape="id1" svg:d="M3936 26637h1332v-4673" svg:viewBox="0 0 1333 4674">
          <text:p/>
        </draw:connector>
        <draw:connector draw:style-name="gr3" draw:text-style-name="P2" draw:layer="controls" svg:x1="2.982cm" svg:y1="21.075cm" svg:x2="1.65cm" svg:y2="25.748cm" draw:start-shape="id1" draw:start-glue-point="3" draw:end-shape="id5" draw:end-glue-point="0" svg:d="M2982 21075h-1332v4673" svg:viewBox="0 0 1333 4674">
          <text:p/>
        </draw:connector>
        <draw:connector draw:style-name="gr3" draw:text-style-name="P2" draw:layer="controls" svg:x1="3.936cm" svg:y1="26.637cm" svg:x2="10.242cm" svg:y2="17.414cm" draw:start-shape="id5" draw:start-glue-point="1" draw:end-shape="id2" draw:end-glue-point="2" svg:d="M3936 26637h6306v-9223" svg:viewBox="0 0 6307 9224">
          <text:p/>
        </draw:connector>
        <draw:connector draw:style-name="gr3" draw:text-style-name="P2" draw:layer="controls" svg:x1="16.548cm" svg:y1="6.413cm" svg:x2="10.242cm" svg:y2="15.636cm" draw:start-shape="id4" draw:start-glue-point="3" draw:end-shape="id2" draw:end-glue-point="0" svg:d="M16548 6413h-6306v9223" svg:viewBox="0 0 6307 9224">
          <text:p/>
        </draw:connector>
        <draw:frame draw:style-name="gr5" draw:layer="controls" svg:width="1.459cm" svg:height="0.962cm" svg:x="12.557cm" svg:y="5.245cm">
          <draw:text-box>
            <text:p>b0</text:p>
          </draw:text-box>
        </draw:frame>
        <draw:connector draw:style-name="gr3" draw:text-style-name="P2" draw:layer="controls" draw:type="curve" svg:x1="21.12cm" svg:y1="6.413cm" svg:x2="18.834cm" svg:y2="5.524cm" draw:start-shape="id4" draw:start-glue-point="1" draw:end-shape="id4" draw:end-glue-point="0" svg:d="M21120 6413c751 0 626-695-133-1105s-2153-535-2153 216" svg:viewBox="0 0 2791 1434">
          <text:p/>
        </draw:connector>
        <draw:connector draw:style-name="gr3" draw:text-style-name="P2" draw:layer="controls" draw:type="curve" svg:x1="16.548cm" svg:y1="6.413cm" svg:x2="18.834cm" svg:y2="7.302cm" draw:start-shape="id4" draw:start-glue-point="3" draw:end-shape="id4" draw:end-glue-point="2" svg:d="M16548 6413c-751 0-626 695 133 1105s2153 535 2153-216" svg:viewBox="0 0 2791 1434">
          <text:p/>
        </draw:connector>
        <draw:connector draw:style-name="gr3" draw:text-style-name="P2" draw:layer="controls" draw:type="curve" svg:x1="12.93cm" svg:y1="11.975cm" svg:x2="15.216cm" svg:y2="12.864cm" draw:start-shape="id3" draw:start-glue-point="3" draw:end-shape="id3" draw:end-glue-point="2" svg:d="M12930 11975c-751 0-626 695 133 1105s2153 535 2153-216" svg:viewBox="0 0 2791 1434">
          <text:p/>
        </draw:connector>
        <draw:connector draw:style-name="gr3" draw:text-style-name="P2" draw:layer="controls" draw:type="curve" svg:x1="17.502cm" svg:y1="11.975cm" svg:x2="15.216cm" svg:y2="11.086cm" draw:start-shape="id3" draw:start-glue-point="1" draw:end-shape="id3" draw:end-glue-point="0" svg:d="M17502 11975c751 0 626-695-133-1105s-2153-535-2153 216" svg:viewBox="0 0 2791 1434">
          <text:p/>
        </draw:connector>
        <draw:connector draw:style-name="gr3" draw:text-style-name="P2" draw:layer="controls" draw:type="curve" svg:x1="7.554cm" svg:y1="21.075cm" svg:x2="5.268cm" svg:y2="20.186cm" draw:start-shape="id1" draw:start-glue-point="1" draw:end-shape="id1" draw:end-glue-point="0" svg:d="M7554 21075c751 0 626-695-133-1105s-2153-535-2153 216" svg:viewBox="0 0 2791 1434">
          <text:p/>
        </draw:connector>
        <draw:connector draw:style-name="gr3" draw:text-style-name="P2" draw:layer="controls" draw:type="curve" svg:x1="2.982cm" svg:y1="21.075cm" svg:x2="5.268cm" svg:y2="21.964cm" draw:start-shape="id1" draw:start-glue-point="3" draw:end-shape="id1" draw:end-glue-point="2" svg:d="M2982 21075c-751 0-626 695 133 1105s2153 535 2153-216" svg:viewBox="0 0 2791 1434">
          <text:p/>
        </draw:connector>
        <draw:connector draw:style-name="gr3" draw:text-style-name="P2" draw:layer="controls" draw:type="curve" svg:x1="3.936cm" svg:y1="26.637cm" svg:x2="1.65cm" svg:y2="25.748cm" draw:start-shape="id5" draw:start-glue-point="1" draw:end-shape="id5" draw:end-glue-point="0" svg:d="M3936 26637c751 0 626-695-133-1105s-2153-535-2153 216" svg:viewBox="0 0 2791 1434">
          <text:p/>
        </draw:connector>
        <draw:connector draw:style-name="gr3" draw:text-style-name="P2" draw:layer="controls" draw:type="curve" svg:x1="-0.636cm" svg:y1="26.637cm" svg:x2="1.65cm" svg:y2="27.526cm" draw:start-shape="id5" draw:start-glue-point="3" draw:end-shape="id5" draw:end-glue-point="2" svg:d="M-636 26637c-751 0-626 695 133 1105s2153 535 2153-216" svg:viewBox="0 0 2791 1434">
          <text:p/>
        </draw:connector>
        <draw:connector draw:style-name="gr3" draw:text-style-name="P2" draw:layer="controls" draw:type="curve" svg:x1="7.956cm" svg:y1="16.525cm" svg:x2="10.242cm" svg:y2="17.414cm" draw:start-shape="id2" draw:start-glue-point="3" draw:end-shape="id2" draw:end-glue-point="2" svg:d="M7956 16525c-751 0-626 695 133 1105s2153 535 2153-216" svg:viewBox="0 0 2791 1434">
          <text:p/>
        </draw:connector>
        <draw:connector draw:style-name="gr3" draw:text-style-name="P2" draw:layer="controls" draw:type="curve" svg:x1="12.528cm" svg:y1="16.525cm" svg:x2="10.242cm" svg:y2="15.636cm" draw:start-shape="id2" draw:start-glue-point="1" draw:end-shape="id2" draw:end-glue-point="0" svg:d="M12528 16525c751 0 626-695-133-1105s-2153-535-2153 216" svg:viewBox="0 0 2791 1434">
          <text:p/>
        </draw:connector>
        <draw:frame draw:style-name="gr11" draw:text-style-name="P2" draw:layer="controls" svg:width="1.734cm" svg:height="0.962cm" svg:x="19.84cm" svg:y="3.794cm">
          <draw:text-box>
            <text:p text:style-name="P2">b3:1</text:p>
          </draw:text-box>
        </draw:frame>
        <draw:frame draw:style-name="gr12" draw:text-style-name="P2" draw:layer="controls" svg:width="1.734cm" svg:height="0.962cm" svg:x="16.792cm" svg:y="7.858cm">
          <draw:text-box>
            <text:p text:style-name="P2">b2:2</text:p>
          </draw:text-box>
        </draw:frame>
        <draw:frame draw:style-name="gr11" draw:text-style-name="P2" draw:layer="controls" svg:width="1.734cm" svg:height="0.962cm" svg:x="15.776cm" svg:y="9.563cm">
          <draw:text-box>
            <text:p text:style-name="P2">b3:3</text:p>
          </draw:text-box>
        </draw:frame>
        <draw:frame draw:style-name="gr13" draw:text-style-name="P2" draw:layer="controls" svg:width="1.806cm" svg:height="0.962cm" svg:x="12.402cm" svg:y="13.319cm">
          <draw:text-box>
            <text:p text:style-name="P2">B2:4</text:p>
          </draw:text-box>
        </draw:frame>
        <draw:frame draw:style-name="gr14" draw:text-style-name="P2" draw:layer="controls" svg:width="1.806cm" svg:height="0.962cm" svg:x="11.6cm" svg:y="14.527cm">
          <draw:text-box>
            <text:p text:style-name="P2">B3:5</text:p>
          </draw:text-box>
        </draw:frame>
        <draw:frame draw:style-name="gr14" draw:text-style-name="P2" draw:layer="controls" svg:width="1.806cm" svg:height="0.962cm" svg:x="7.83cm" svg:y="18.018cm">
          <draw:text-box>
            <text:p text:style-name="P2">B2:6</text:p>
          </draw:text-box>
        </draw:frame>
        <draw:frame draw:style-name="gr14" draw:text-style-name="P2" draw:layer="controls" svg:width="1.806cm" svg:height="0.962cm" svg:x="7.096cm" svg:y="19.161cm">
          <draw:text-box>
            <text:p text:style-name="P2">B3:7</text:p>
          </draw:text-box>
        </draw:frame>
        <draw:frame draw:style-name="gr13" draw:text-style-name="P2" draw:layer="controls" svg:width="1.806cm" svg:height="0.962cm" svg:x="2.016cm" svg:y="22.39cm">
          <draw:text-box>
            <text:p text:style-name="P2">B2:8</text:p>
          </draw:text-box>
        </draw:frame>
        <draw:frame draw:style-name="gr14" draw:text-style-name="P2" draw:layer="controls" svg:width="1.806cm" svg:height="0.962cm" svg:x="3.54cm" svg:y="24.549cm">
          <draw:text-box>
            <text:p text:style-name="P2">B3:9</text:p>
          </draw:text-box>
        </draw:frame>
        <draw:frame draw:style-name="gr15" draw:text-style-name="P2" draw:layer="controls" svg:width="2.157cm" svg:height="0.962cm" svg:x="-2.554cm" svg:y="27.67cm">
          <draw:text-box>
            <text:p text:style-name="P2">B2:10</text:p>
          </draw:text-box>
        </draw:frame>
        <draw:frame draw:style-name="gr16" draw:layer="controls" svg:width="11.43cm" svg:height="8.072cm" svg:x="0.492cm" svg:y="7.097cm">
          <draw:text-box>
            <text:p>1: alarm min ++</text:p>
            <text:p>2: alarm min –</text:p>
            <text:p>3: alarm hour ++</text:p>
            <text:p>4: alarm min –</text:p>
            <text:p>5: toggle alarm</text:p>
            <text:p>6: turn off buzzer</text:p>
            <text:p>7: clock hour ++</text:p>
            <text:p>8: clock hour –</text:p>
            <text:p>9: clock min ++</text:p>
            <text:p>10:clock min --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ylorrk </meta:initial-creator>
    <meta:creation-date>2014-05-24T06:59:37.884241235</meta:creation-date>
    <dc:date>2014-05-24T18:18:58.882938205</dc:date>
    <dc:creator>carylorrk </dc:creator>
    <meta:editing-duration>PT44M41S</meta:editing-duration>
    <meta:editing-cycles>3</meta:editing-cycles>
    <meta:generator>LibreOffice/4.2.3.3$Linux_X86_64 LibreOffice_project/420m0$Build-3</meta:generator>
    <meta:document-statistic meta:object-count="47"/>
  </office:meta>
</office:document-meta>
</file>